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extends "jevislaGeneralBundle::layout.html.twig" %}</text:p>
      <text:p text:style-name="Standard"/>
      <text:p text:style-name="Standard">{% block title %}</text:p>
      <text:p text:style-name="Standard"><text:s text:c="2"/>{{ parent() }}</text:p>
      <text:p text:style-name="Standard">{% endblock %}</text:p>
      <text:p text:style-name="Standard"/>
      <text:p text:style-name="Standard">{% block menuAccueil %}</text:p>
      <text:p text:style-name="Standard">{% endblock %}</text:p>
      <text:p text:style-name="Standard"/>
      <text:p text:style-name="Standard">{% block chat %}</text:p>
      <text:p text:style-name="Standard"/>
      <text:p text:style-name="Standard">&lt;body class="container"&gt;</text:p>
      <text:p text:style-name="Standard"><text:s text:c="4"/></text:p>
      <text:p text:style-name="Standard">&lt;div class="col-md-12 "&gt;</text:p>
      <text:p text:style-name="Standard"><text:s text:c="4"/>&lt;div class="panel panel-info chat"&gt;</text:p>
      <text:p text:style-name="Standard"><text:s text:c="12"/>&lt;div class="panel panel-heading "&gt;</text:p>
      <text:p text:style-name="Standard"><text:s text:c="12"/>&lt;h3 class="panel-title"&gt; Chat&lt;/h3&gt;</text:p>
      <text:p text:style-name="Standard"><text:s text:c="12"/>&lt;/div&gt;</text:p>
      <text:p text:style-name="Standard"><text:tab/>&lt;div class="panel-body "&gt;</text:p>
      <text:p text:style-name="Standard"><text:s text:c="12"/>&lt;div class="row"&gt;</text:p>
      <text:p text:style-name="Standard"><text:s text:c="19"/>&lt;ul id="chat-list"&gt;&lt;/ul&gt;</text:p>
      <text:p text:style-name="Standard"><text:s text:c="20"/>&lt;hr&gt;</text:p>
      <text:p text:style-name="Standard"><text:s text:c="20"/>&lt;input <text:s/>id="form-message" placeholder="Saisissez votre message"&gt; <text:s/></text:p>
      <text:p text:style-name="Standard"><text:s text:c="20"/>&lt;input class="btn btn-sm btn-info pull-right" type="button" id="form-submit" value="envoyer message"/&gt;</text:p>
      <text:p text:style-name="Standard"><text:s text:c="12"/>&lt;/div&gt; <text:s text:c="2"/></text:p>
      <text:p text:style-name="Standard"><text:tab/>&lt;/div&gt;</text:p>
      <text:p text:style-name="Standard"><text:s text:c="4"/>&lt;/div&gt;</text:p>
      <text:p text:style-name="Standard">&lt;/div&gt; <text:s text:c="2"/></text:p>
      <text:p text:style-name="Standard"/>
      <text:p text:style-name="Standard">&lt;script&gt;</text:p>
      <text:p text:style-name="Standard"/>
      <text:p text:style-name="Standard"><text:s text:c="4"/>var nomUser = "{{ app.user.username }}"; <text:s text:c="3"/></text:p>
      <text:p text:style-name="Standard"/>
      <text:p text:style-name="Standard"><text:s text:c="12"/>// This object will be sent everytime you submit a message in the sendMessage function.</text:p>
      <text:p text:style-name="Standard"><text:s text:c="4"/>var clientInformation = {</text:p>
      <text:p text:style-name="Standard"><text:s text:c="8"/>username: nomUser</text:p>
      <text:p text:style-name="Standard"><text:s text:c="9"/></text:p>
      <text:p text:style-name="Standard"><text:s text:c="8"/></text:p>
      <text:p text:style-name="Standard"><text:s text:c="8"/>// You can add more information in a static object</text:p>
      <text:p text:style-name="Standard"><text:s text:c="4"/>};</text:p>
      <text:p text:style-name="Standard"><text:s text:c="4"/></text:p>
      <text:p text:style-name="Standard"><text:s text:c="4"/>// START SOCKET CONFIG</text:p>
      <text:p text:style-name="Standard"><text:s text:c="4"/>/**</text:p>
      <text:p text:style-name="Standard"><text:s text:c="5"/>* Note that you need to change the "sandbox" for the URL of your project. </text:p>
      <text:p text:style-name="Standard"><text:s text:c="5"/>* According to the configuration in Sockets/Chat.php , change the port if you need to.</text:p>
      <text:p text:style-name="Standard"><text:s text:c="5"/>* @type WebSocket</text:p>
      <text:p text:style-name="Standard"><text:s text:c="5"/>*/</text:p>
      <text:p text:style-name="Standard"><text:s text:c="4"/>var conn = new WebSocket('ws://localhost:8080');</text:p>
      <text:p text:style-name="Standard"/>
      <text:p text:style-name="Standard"><text:s text:c="4"/>conn.onopen = function(e) {</text:p>
      <text:p text:style-name="Standard"><text:s text:c="8"/>console.info("Connection established succesfully");</text:p>
      <text:p text:style-name="Standard"><text:soft-page-break/><text:s text:c="4"/>};</text:p>
      <text:p text:style-name="Standard"/>
      <text:p text:style-name="Standard"><text:s text:c="4"/>conn.onmessage = function(e) {</text:p>
      <text:p text:style-name="Standard"><text:s text:c="8"/>var data = JSON.parse(e.data);</text:p>
      <text:p text:style-name="Standard"><text:s text:c="8"/>Chat.appendMessage(data.username, data.message);</text:p>
      <text:p text:style-name="Standard"><text:s text:c="8"/></text:p>
      <text:p text:style-name="Standard"><text:s text:c="8"/>console.log(data);</text:p>
      <text:p text:style-name="Standard"><text:s text:c="4"/>};</text:p>
      <text:p text:style-name="Standard"><text:s text:c="4"/></text:p>
      <text:p text:style-name="Standard"><text:s text:c="4"/>conn.onerror = function(e){</text:p>
      <text:p text:style-name="Standard"><text:s text:c="8"/>alert("Error: something went wrong with the socket.");</text:p>
      <text:p text:style-name="Standard"><text:s text:c="8"/>console.error(e);</text:p>
      <text:p text:style-name="Standard"><text:s text:c="4"/>};</text:p>
      <text:p text:style-name="Standard"><text:s text:c="4"/>// END SOCKET CONFIG</text:p>
      <text:p text:style-name="Standard"><text:s text:c="3"/></text:p>
      <text:p text:style-name="Standard"><text:s text:c="4"/></text:p>
      <text:p text:style-name="Standard"><text:s text:c="4"/>/// Some code to add the messages to the list element and the message submit.</text:p>
      <text:p text:style-name="Standard"><text:s text:c="4"/>document.getElementById("form-submit").addEventListener("click",function(){</text:p>
      <text:p text:style-name="Standard"><text:s text:c="8"/>var msg = document.getElementById("form-message").value;</text:p>
      <text:p text:style-name="Standard"><text:s text:c="8"/></text:p>
      <text:p text:style-name="Standard"><text:s text:c="8"/>if(!msg){</text:p>
      <text:p text:style-name="Standard"><text:s text:c="12"/>alert("Votre message est vide !!");</text:p>
      <text:p text:style-name="Standard"><text:s text:c="12"/>msg = "_______________"</text:p>
      <text:p text:style-name="Standard"><text:s text:c="8"/>}</text:p>
      <text:p text:style-name="Standard"><text:s text:c="8"/></text:p>
      <text:p text:style-name="Standard"><text:s text:c="8"/>Chat.sendMessage(msg);</text:p>
      <text:p text:style-name="Standard"><text:s text:c="8"/>// Empty text area</text:p>
      <text:p text:style-name="Standard"><text:s text:c="8"/>document.getElementById("form-message").value = "";</text:p>
      <text:p text:style-name="Standard"><text:s text:c="4"/>}, false);</text:p>
      <text:p text:style-name="Standard"><text:s text:c="4"/></text:p>
      <text:p text:style-name="Standard"><text:s text:c="4"/>// Mini API to send a message with the socket and append a message in a UL element.</text:p>
      <text:p text:style-name="Standard"><text:s text:c="4"/>var Chat = {</text:p>
      <text:p text:style-name="Standard"><text:s text:c="8"/>appendMessage: function(username,message){</text:p>
      <text:p text:style-name="Standard"><text:s text:c="12"/>var from;</text:p>
      <text:p text:style-name="Standard"><text:s text:c="12"/></text:p>
      <text:p text:style-name="Standard"><text:s text:c="12"/>if(username === nomUser){</text:p>
      <text:p text:style-name="Standard"><text:s text:c="16"/>from = nomUser;</text:p>
      <text:p text:style-name="Standard"><text:s text:c="12"/>} <text:s text:c="3"/></text:p>
      <text:p text:style-name="Standard"><text:s text:c="12"/>else {</text:p>
      <text:p text:style-name="Standard"><text:s text:c="16"/>from = username;</text:p>
      <text:p text:style-name="Standard"><text:s text:c="12"/>}</text:p>
      <text:p text:style-name="Standard"><text:s text:c="12"/></text:p>
      <text:p text:style-name="Standard"><text:s text:c="12"/>// Append List Item</text:p>
      <text:p text:style-name="Standard"><text:s text:c="12"/>var ul = document.getElementById("chat-list");</text:p>
      <text:p text:style-name="Standard"><text:s text:c="12"/>var li = document.createElement("li");</text:p>
      <text:p text:style-name="Standard"><text:s text:c="12"/>li.appendChild(document.createTextNode(from + " : "+ message));</text:p>
      <text:p text:style-name="Standard"><text:s text:c="12"/>ul.appendChild(li);</text:p>
      <text:p text:style-name="Standard"><text:s text:c="8"/>},</text:p>
      <text:p text:style-name="Standard"><text:s text:c="8"/>sendMessage: function(text){</text:p>
      <text:p text:style-name="Standard"><text:s text:c="12"/>clientInformation.message = text;</text:p>
      <text:p text:style-name="Standard"><text:s text:c="12"/>// Send info as JSON</text:p>
      <text:p text:style-name="Standard"><text:s text:c="12"/>conn.send(JSON.stringify(clientInformation));</text:p>
      <text:p text:style-name="Standard"><text:soft-page-break/><text:s text:c="12"/>// Add my own message to the list</text:p>
      <text:p text:style-name="Standard"><text:s text:c="12"/>this.appendMessage(clientInformation.username, clientInformation.message);</text:p>
      <text:p text:style-name="Standard"><text:s text:c="8"/>}</text:p>
      <text:p text:style-name="Standard"><text:s text:c="4"/>};</text:p>
      <text:p text:style-name="Standard">&lt;/script&gt;</text:p>
      <text:p text:style-name="Standard">&lt;/body&gt;</text:p>
      <text:p text:style-name="Standard">{% endblock chat %} </text:p>
      <text:p text:style-name="Standard">{% block footer %} <text:s/></text:p>
      <text:p text:style-name="Standard">{% endblock footer %} <text:s/></text:p>
      <text:p text:style-name="Standard"/>
      <text:p text:style-name="Standard"><text:s/>_______________</text:p>
      <text:p text:style-name="Standard">&lt;div class="container"&gt; <text:s text:c="2"/></text:p>
      <text:p text:style-name="Standard"><text:s text:c="4"/>&lt;div id="leChat" class="col-lg-offset-1 col-md-10 "&gt;</text:p>
      <text:p text:style-name="Standard"><text:s text:c="8"/>&lt;div class="row"&gt;</text:p>
      <text:p text:style-name="Standard"><text:s text:c="8"/>&lt;button id="close-chat" class="slider btn btn-md btn-info btnChat pull-left" type="button"&gt;Fermer le chat&lt;/button&gt;</text:p>
      <text:p text:style-name="Standard"><text:s text:c="8"/>&lt;button id="start-chat" class="slider btn btn-md btn-info btnChat pull-left" type="button"&gt;Démarrer le chat&lt;/button&gt;</text:p>
      <text:p text:style-name="Standard"><text:s text:c="8"/>&lt;/div&gt;</text:p>
      <text:p text:style-name="Standard"><text:s text:c="8"/>&lt;div class="panel panel-info "&gt;</text:p>
      <text:p text:style-name="Standard"><text:s text:c="12"/>&lt;div class="panel panel-heading "&gt;</text:p>
      <text:p text:style-name="Standard"><text:s text:c="12"/>&lt;h3 class="panel-title"&gt; Chat&lt;/h3&gt;</text:p>
      <text:p text:style-name="Standard"><text:s text:c="12"/>&lt;/div&gt;</text:p>
      <text:p text:style-name="Standard"><text:s text:c="12"/>&lt;div class="panel-body <text:s/>"&gt;</text:p>
      <text:p text:style-name="Standard"><text:s text:c="16"/>&lt;div class=" chat"&gt;</text:p>
      <text:p text:style-name="Standard"><text:s text:c="17"/>&lt;ul id="chat-list" class="commandChat"&gt;&lt;/ul&gt;</text:p>
      <text:p text:style-name="Standard"><text:s text:c="17"/>&lt;hr&gt;</text:p>
      <text:p text:style-name="Standard"><text:s text:c="17"/>&lt;/div&gt;</text:p>
      <text:p text:style-name="Standard"><text:s text:c="17"/>&lt;input class="col-lg-offset-1 col-md-8" id="form-message" placeholder="Saisissez votre message"&gt; <text:s/></text:p>
      <text:p text:style-name="Standard"><text:s text:c="17"/>&lt;input class="col-lg-offset-1 btn btn-sm btn-info" type="button" id="form-submit" value="envoyer message"/&gt;</text:p>
      <text:p text:style-name="Standard"><text:s text:c="18"/></text:p>
      <text:p text:style-name="Standard"><text:s text:c="12"/>&lt;/div&gt;</text:p>
      <text:p text:style-name="Standard"><text:s text:c="8"/>&lt;/div&gt; <text:s text:c="2"/></text:p>
      <text:p text:style-name="Standard"><text:s text:c="4"/>&lt;/div&gt; <text:s/></text:p>
      <text:p text:style-name="Standard">&lt;/div&gt;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18-03-09T12:59:48.18</meta:creation-date>
    <dc:date>2018-03-09T22:20:14.24</dc:date>
    <dc:creator>Patrick </dc:creator>
    <meta:editing-duration>PT9H20M2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3" meta:paragraph-count="126" meta:word-count="399" meta:character-count="4235"/>
  </office:meta>
</office:document-meta>
</file>